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9b0b1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9b0b1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1ffcf0"/>
    </style:style>
    <style:style style:name="T7" style:family="text">
      <style:text-properties officeooo:rsid="0016f6f3"/>
    </style:style>
    <style:style style:name="T8" style:family="text">
      <style:text-properties officeooo:rsid="00250d54"/>
    </style:style>
    <style:style style:name="T9" style:family="text">
      <style:text-properties officeooo:rsid="0026c2bd"/>
    </style:style>
    <style:style style:name="T10" style:family="text">
      <style:text-properties officeooo:rsid="0027d0cd"/>
    </style:style>
    <style:style style:name="T11" style:family="text">
      <style:text-properties officeooo:rsid="0029b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1th</text:span> of <text:span text:style-name="T5">November</text:span><text:span text:style-name="T4"> </text:span>202<text:span text:style-name="T4">5</text:span> under the <text:span text:style-name="T6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7">remove the </text:span><text:span text:style-name="T11">unpackable</text:span><text:span text:style-name="T8"> </text:span><text:span text:style-name="T11">netherwart</text:span><text:span text:style-name="T8"> </text:span><text:span text:style-name="T9">craftingtweak</text:span><text:span text:style-name="T7"> </text:span><text:span text:style-name="T8">as nobody uses it </text:span><text:span text:style-name="T10">and its kind of unbalanced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5: To remove the </text:span><text:span text:style-name="T3">unpackable</text:span><text:span text:style-name="T2"> netherwart crafting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3:35.061432063</dc:date>
    <meta:editing-duration>PT4M10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3" meta:character-count="362" meta:non-whitespace-character-count="317"/>
  </office:meta>
</office:document-meta>
</file>